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Factory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Factory.setXIncludeAware( final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Factory.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Factory.is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Factory.setNamespaceAware( boolean aware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.newInstance( String factoryClassName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XParserFactory.SAXPars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